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37744" officeooo:paragraph-rsid="0021fd5c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dce05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paragraph-rsid="002936dd" style:text-blinking="false" fo:background-color="#ffffff"/>
    </style:style>
    <style:style style:name="P4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bold" officeooo:paragraph-rsid="002936dd" style:text-blinking="false" fo:background-color="#ffffff" style:font-weight-asian="bold" style:font-weight-complex="bold"/>
    </style:style>
    <style:style style:name="P5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paragraph-rsid="002dce05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variant="normal" fo:text-transform="none" fo:color="#222222" style:text-line-through-style="none" style:text-line-through-type="none" style:font-name="Arial" fo:font-size="14pt" fo:font-style="italic" style:text-underline-style="none" fo:font-weight="bold" officeooo:rsid="002f12a7" officeooo:paragraph-rsid="002f12a7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none" officeooo:paragraph-rsid="00203478"/>
    </style:style>
    <style:style style:name="P9" style:family="paragraph" style:parent-style-name="Standard">
      <style:text-properties fo:font-size="14pt" fo:font-style="italic" style:text-underline-style="none" officeooo:paragraph-rsid="001f5c47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ize="14pt" fo:font-style="italic" style:text-underline-style="none" fo:font-weight="bold" officeooo:paragraph-rsid="0021fd5c" style:font-weight-asian="bold" style:font-weight-complex="bold"/>
    </style:style>
    <style:style style:name="P11" style:family="paragraph" style:parent-style-name="Standard">
      <style:text-properties fo:font-size="14pt" fo:font-style="italic" style:text-underline-style="none" fo:font-weight="bold" officeooo:paragraph-rsid="00203478" style:font-weight-asian="bold" style:font-weight-complex="bold"/>
    </style:style>
    <style:style style:name="P12" style:family="paragraph" style:parent-style-name="Standard">
      <style:text-properties fo:font-size="14pt" fo:font-style="italic" fo:font-weight="bold" officeooo:paragraph-rsid="001e3c91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officeooo:paragraph-rsid="001e3c91"/>
    </style:style>
    <style:style style:name="P14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2ae4bc" officeooo:paragraph-rsid="002936dd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2cda6c" officeooo:paragraph-rsid="002936dd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2f12a7" officeooo:paragraph-rsid="002f12a7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2fe2d" officeooo:paragraph-rsid="0032fe2d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2fe2d" officeooo:paragraph-rsid="00359654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officeooo:rsid="003646b5" officeooo:paragraph-rsid="003646b5" style:text-blinking="false" fo:background-color="#fffff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aaa5d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c3f9b" style:text-blinking="false" fo:background-color="#ffffff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e3c91" style:text-blinking="false" fo:background-color="#ffffff" loext:char-shading-value="0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officeooo:rsid="001f5c47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5c47" style:text-blinking="false" fo:background-color="#ffffff" loext:char-shading-value="0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ize="12pt" fo:font-style="normal" fo:font-weight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222222" style:text-line-through-style="none" style:text-line-through-type="none" style:font-name="Arial" fo:font-size="12pt" fo:font-style="norm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1" style:family="text">
      <style:text-properties fo:font-variant="normal" fo:text-transform="none" fo:color="#222222" style:text-line-through-style="none" style:text-line-through-type="none" style:font-name="Arial" fo:font-size="12pt" fo:font-style="norm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2" style:family="text">
      <style:text-properties fo:font-variant="normal" fo:text-transform="none" fo:color="#222222" style:text-line-through-style="none" style:text-line-through-type="none" style:font-name="Arial" style:text-underline-style="none" officeooo:rsid="001e3c91" style:text-blinking="false" fo:background-color="#ffffff" loext:char-shading-value="0"/>
    </style:style>
    <style:style style:name="T13" style:family="text">
      <style:text-properties fo:font-variant="normal" fo:text-transform="none" fo:color="#222222" style:text-line-through-style="none" style:text-line-through-type="none" style:font-name="Arial" fo:font-weight="normal" officeooo:rsid="001f5c47" style:text-blinking="false" fo:background-color="#ffffff" loext:char-shading-value="0"/>
    </style:style>
    <style:style style:name="T14" style:family="text">
      <style:text-properties fo:font-variant="normal" fo:text-transform="none" fo:color="#222222" style:text-line-through-style="none" style:text-line-through-type="none" style:font-name="Arial" officeooo:rsid="00212857" style:text-blinking="false" fo:background-color="#ffffff" loext:char-shading-value="0" style:font-size-asian="14pt" style:font-style-asian="italic" style:font-size-complex="14pt" style:font-style-complex="italic"/>
    </style:style>
    <style:style style:name="T15" style:family="text">
      <style:text-properties fo:font-variant="normal" fo:text-transform="none" fo:color="#222222" style:text-line-through-style="none" style:text-line-through-type="none" style:font-name="Arial" officeooo:rsid="001fa4d7" style:text-blinking="false" fo:background-color="#ffffff" loext:char-shading-value="0" style:font-size-asian="14pt" style:font-style-asian="italic" style:font-size-complex="14pt" style:font-style-complex="italic"/>
    </style:style>
    <style:style style:name="T16" style:family="text">
      <style:text-properties fo:font-size="14pt" officeooo:rsid="002936dd" style:font-size-asian="14pt" style:font-style-asian="italic" style:font-size-complex="14pt" style:font-style-complex="italic"/>
    </style:style>
    <style:style style:name="T17" style:family="text">
      <style:text-properties fo:font-size="14pt" fo:font-style="normal" officeooo:rsid="002936dd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normal" fo:font-weight="bold" officeooo:rsid="002f71e4" style:font-size-asian="14pt" style:font-weight-asian="bold" style:font-size-complex="14pt" style:font-weight-complex="bold"/>
    </style:style>
    <style:style style:name="T19" style:family="text">
      <style:text-properties officeooo:rsid="002936dd" style:font-size-asian="10.5pt" style:font-style-asian="italic" style:font-size-complex="12pt" style:font-style-complex="italic"/>
    </style:style>
    <style:style style:name="T20" style:family="text">
      <style:text-properties fo:font-style="normal"/>
    </style:style>
    <style:style style:name="T21" style:family="text">
      <style:text-properties fo:font-style="normal" officeooo:rsid="002936dd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tyle="normal" officeooo:rsid="002ae4bc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tyle="normal" officeooo:rsid="002cda6c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tyle="normal" officeooo:rsid="002cda6c"/>
    </style:style>
    <style:style style:name="T25" style:family="text">
      <style:text-properties fo:font-style="normal" officeooo:rsid="002dce05"/>
    </style:style>
    <style:style style:name="T26" style:family="text">
      <style:text-properties fo:font-style="normal" officeooo:rsid="002f71e4"/>
    </style:style>
    <style:style style:name="T27" style:family="text">
      <style:text-properties fo:font-style="normal" officeooo:rsid="0033a5e4"/>
    </style:style>
    <style:style style:name="T28" style:family="text">
      <style:text-properties fo:font-style="normal" officeooo:rsid="00359654"/>
    </style:style>
    <style:style style:name="T29" style:family="text">
      <style:text-properties officeooo:rsid="002cda6c"/>
    </style:style>
    <style:style style:name="T30" style:family="text">
      <style:text-properties officeooo:rsid="002dc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38967809-7fff-eb99-c8f4-29c1884b0169"/><text:span text:style-name="T1">1. </text:span>Что подразумевается под тестовой средой?</text:p>
      <text:p text:style-name="Standard"><text:span text:style-name="T2">- </text:span><text:span text:style-name="T3">это то, где мы выполняем тестирование. Причем эту тестовую среду необходимо </text:span><text:span text:style-name="T4">так</text:span><text:span text:style-name="T3"> настроить, чтобы нам выдавались наиболее </text:span><text:span text:style-name="T4">адекватные</text:span><text:span text:style-name="T3"> результаты, </text:span><text:span text:style-name="T4">соответствующие ожиданием требований и пользователя</text:span><text:span text:style-name="T3">. </text:span><text:span text:style-name="T4">Например настройка браузера,ВПН, скл сервер,</text:span></text:p>
      <text:p text:style-name="P12"><text:span text:style-name="T12">2.</text:span><text:bookmark text:name="docs-internal-guid-3f457c74-7fff-e469-d4b1-dff13ac20b26"/><text:span text:style-name="T12"> В чем отличие build от release?</text:span></text:p>
      <text:p text:style-name="P13"><text:span text:style-name="T4">- </text:span><text:span text:style-name="T5">Билд это версия ПО, которую нам передают разработчики, мы ее тестируем и только затем передаем уже протестированную версию клиенту, называемую Релиз.</text:span></text:p>
      <text:p text:style-name="P9"><text:span text:style-name="T13">3. </text:span><text:bookmark text:name="docs-internal-guid-0dfef910-7fff-4c9c-f214-f5ec7ad264e8"/><text:span text:style-name="T13">Основные фазы тестирования?</text:span></text:p>
      <text:p text:style-name="P9"><text:span text:style-name="T6">- </text:span><text:span text:style-name="T7">Модульное, интеграционное, системное</text:span></text:p>
      <text:p text:style-name="P11"><text:span text:style-name="T11">4. </text:span><text:bookmark text:name="docs-internal-guid-8a4a977d-7fff-3923-8607-a5a01381cd31"/><text:span text:style-name="T15">Что такое импакт анализ?</text:span></text:p>
      <text:p text:style-name="P8"><text:span text:style-name="T8">- </text:span><text:span text:style-name="T9">Ипмпакт анализ необходим, для того чтобы сократить время нашего тестирования. Он помогает сфокусироваться на тех изменениях, которые были внесены в проект, понять что нужно проверить в первую очередь и на что это изменение может повлиять, соответственно не нужно будет делать полную регрессию при выходе новой фичи. Импакт анализ можно задокументировать (например, разработчики отмечают изменения в файле эксель, в какой функциональности произошли изменения, что было добавлено и отмечают важность изменения). Мы как тестировщики проверяем то, что может повлиять на наш продукт после изменений.</text:span></text:p>
      <text:p text:style-name="P10"><text:span text:style-name="T10">5. </text:span><text:bookmark text:name="docs-internal-guid-2bd62334-7fff-5ffa-fde3-79cc2b3e5793"/><text:span text:style-name="T14">Критерии выбора тестов?</text:span></text:p>
      <text:p text:style-name="P1">Требования к идеальному критерию формулируются следующим образом:</text:p>
      <text:p text:style-name="P1"/>
      <text:p text:style-name="P1">1. достаточность, т. е. критерий должен показывать, когда некоторое конечное множество тестов достаточно для тестирования данной программы;</text:p>
      <text:p text:style-name="P1"/>
      <text:p text:style-name="P1">2. полнота, т. е. в случае ошибки должен существовать тест из множества тестов, удовлетворяющих критерию, который раскрывает ошибку;</text:p>
      <text:p text:style-name="P1"/>
      <text:p text:style-name="P1">3. надежность, т. е. любые два множества тестов, удовлетворяющих ему, одновременно должны раскрывать или не раскрывать ошибки программы;</text:p>
      <text:p text:style-name="P1"/>
      <text:p text:style-name="P1">4. проверяемость, т. е. критерий должен быть легко проверяемым, например, вычисляемым на тестах.</text:p>
      <text:p text:style-name="P4"><text:span text:style-name="T19">6.</text:span><text:span text:style-name="T16"> </text:span><text:bookmark text:name="docs-internal-guid-d7d7d639-7fff-f9bb-e30c-0a142a222e3c"/><text:span text:style-name="T16">Принципы тестирования?</text:span></text:p>
      <text:p text:style-name="P3"><text:span text:style-name="T17">-</text:span><text:span text:style-name="T21"> Исчерпывающее тестирование невозможно. Поэтому после того, как мы проверим нашу систему, далее следует сконцентрироваться на наиболее рискованных и приоритетные случаи нашего проекта.</text:span></text:p>
      <text:p text:style-name="P3"><text:span text:style-name="T21">- Скопление багов. </text:span><text:span text:style-name="T22">Как правило баги находятся в основном в одном или нескольких модулях продукта.</text:span></text:p>
      <text:p text:style-name="P14">- Эффективность раннего тестирования. Чем раньше найдутся баги, тем дешевле их исправить.</text:p>
      <text:p text:style-name="P14">- Парадокс пестицида. Тест кейсы со временем могут утратить свою эффективность в нахождении багов, поэтому следует изменять их, пробовать различные варианты.</text:p>
      <text:p text:style-name="P14">- Тестирование зависит от нашего продукта. Каждый продукты индивидуален, поэтому не следует грести все под одну гребенку.</text:p>
      <text:p text:style-name="P3"><text:span text:style-name="T22">- Тестирование показывает наличие багов в продукте, но не как не их отсутствие. <text:s/></text:span><text:span text:style-name="T23">То есть если думают, что после тестирования продукт может быть полностью без дефектов, то это ошибочное суждение. Тестирование лишь снижает наличие багов в продукте.</text:span></text:p>
      <text:p text:style-name="P15">- Заблуждение об отсутствии ошибок</text:p>
      <text:p text:style-name="P6"><text:span text:style-name="T29">7.</text:span><text:bookmark text:name="docs-internal-guid-8a7999c0-7fff-798a-ca8d-e022ef87bdc3"/><text:span text:style-name="T29">Что такое независимое тестирование?</text:span></text:p>
      <text:p text:style-name="P2"><text:soft-page-break/><text:span text:style-name="T24">- </text:span><text:span text:style-name="T25">Независимое тестирование представляет собой тестирование продукта, где в его создании тестировщики участия не принимают.</text:span></text:p>
      <text:p text:style-name="P7"><text:span text:style-name="T30">8. </text:span>Тестирование со сдвигом влево.</text:p>
      <text:p text:style-name="P16"><text:span text:style-name="T20">- Это подразумевает, что процесс тестирования начинается на шаг раньше, на более раннем этапе жизненного цикла ПО. </text:span><text:span text:style-name="T26">К примеру тестировщики подключаются к тестингу на этапе разработки ПО. Модульное тестирование.</text:span></text:p>
      <text:p text:style-name="P17"><text:span text:style-name="T18">9. Почему тестирование делится на отдельные этапы?</text:span></text:p>
      <text:p text:style-name="P18"><text:span text:style-name="T26">- </text:span><text:span text:style-name="T20">Тестирование делится на отдельные этапы для того чтобы повысить качество, производительность тестирования и передать продукт заказчику в наиболее хорошем состоянии. Каждый этап имеет свое назначение, разбив тестинг по этапам, можно легче управлять нашим процессом.</text:span></text:p>
      <text:p text:style-name="P18"><text:span text:style-name="T27">1.</text:span><text:span text:style-name="T28">)</text:span><text:span text:style-name="T27"> Работа с требованиями (знакомство с требованиями заказчика, что должен представлять продукт)</text:span></text:p>
      <text:p text:style-name="P18"><text:span text:style-name="T27">2.</text:span><text:span text:style-name="T28">)</text:span><text:span text:style-name="T27"> Разработка стратегии тестирования (оценка времени, соединение воедино требований, затем разбиние <text:s/>продукта на логические части)</text:span></text:p>
      <text:p text:style-name="P18"><text:span text:style-name="T27">3.</text:span><text:span text:style-name="T28">)</text:span><text:span text:style-name="T27"> Создание тестовой документации.</text:span></text:p>
      <text:p text:style-name="P18"><text:span text:style-name="T27">4.</text:span><text:span text:style-name="T28">)</text:span><text:span text:style-name="T27"> Тестинг прототипа (тестирование основного функционала продукта, корректировка целей)</text:span></text:p>
      <text:p text:style-name="P18"><text:span text:style-name="T27">5.</text:span><text:span text:style-name="T28">)</text:span><text:span text:style-name="T27"> Общее тестирование системы.</text:span></text:p>
      <text:p text:style-name="P18"><text:span text:style-name="T27">6.</text:span><text:span text:style-name="T28">)</text:span><text:span text:style-name="T27"> Стабилизация(поиск и устранение багов)</text:span></text:p>
      <text:p text:style-name="P18"><text:span text:style-name="T27">7.</text:span><text:span text:style-name="T28">)</text:span><text:span text:style-name="T27"> Эксплуатация (проводится регресс тестирование, устранение ошибок, найденых пользователями)</text:span></text:p>
      <text:p text:style-name="P19"><text:span text:style-name="T27">П</text:span><text:span text:style-name="T20">режде чем приступить к следующему этапу тестинга, нужно завершить предыдущ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9:10:04.882470956</meta:creation-date>
    <dc:date>2021-05-17T12:02:30.898527017</dc:date>
    <meta:editing-duration>PT2H6M2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34" meta:character-count="4022" meta:non-whitespace-character-count="3522"/>
  </office:meta>
</office:document-meta>
</file>